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3"><text:span text:style-name="T11">do text</text:span></text:p><text:p text:style-name="P3"><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2"><text:span text:style-name="T6">do text if not len(self.getApplicants()) &gt; 1</text:span></text:p><text:p text:style-name="P2"><text:span text:style-name="T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2"><text:span text:style-name="T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2"><text:span text:style-name="T1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2"><text:span text:style-name="T6">do text</text:span></text:p><text:p text:style-name="P2"><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2"><text:span text:style-name="T9">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2"><text:span text:style-name="T8">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2"><text:span text:style-name="T7">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2"><text:span text:style-name="T7">do text if len(self.getApplicants())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 se trouve à votre disposition au Service Urbanisme (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2"><text:span text:style-name="T7">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2"><text:span text:style-name="T7">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2"><text:span text:style-name="T6">do text</text:span></text:p><text:p text:style-name="P2"><text:span text:style-name="T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4T10:22:47</dc:date>
    <dc:creator>sde </dc:creator>
    <meta:editing-duration>PT9H35M7S</meta:editing-duration>
    <meta:editing-cycles>46</meta:editing-cycles>
    <meta:generator>LibreOffice/3.3$Unix LibreOffice_project/330m19$Build-301</meta:generator>
    <meta:document-statistic meta:table-count="0" meta:image-count="0" meta:object-count="0" meta:page-count="1" meta:paragraph-count="21" meta:word-count="174" meta:character-count="1519"/>
  </office:meta>
</office:document-meta>
</file>